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2f6d8b" officeooo:paragraph-rsid="000125e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normal" officeooo:rsid="002f6d8b" officeooo:paragraph-rsid="000125e3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5301ef" officeooo:paragraph-rsid="005301ef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bold" officeooo:rsid="000c1144" officeooo:paragraph-rsid="000125e3" style:font-weight-asian="bold" style:font-weight-complex="bold"/>
    </style:style>
    <style:style style:name="P5" style:family="paragraph" style:parent-style-name="Standard">
      <style:text-properties fo:font-weight="bold" officeooo:rsid="000c1144" officeooo:paragraph-rsid="002c810b" style:font-weight-asian="bold" style:font-weight-complex="bold"/>
    </style:style>
    <style:style style:name="P6" style:family="paragraph" style:parent-style-name="Standard">
      <style:text-properties fo:font-weight="bold" officeooo:rsid="002dbe9b" officeooo:paragraph-rsid="000125e3" style:font-weight-asian="bold" style:font-weight-complex="bold"/>
    </style:style>
    <style:style style:name="P7" style:family="paragraph" style:parent-style-name="Standard">
      <style:text-properties fo:font-weight="bold" officeooo:rsid="002de30f" officeooo:paragraph-rsid="000125e3" style:font-weight-asian="bold" style:font-weight-complex="bold"/>
    </style:style>
    <style:style style:name="P8" style:family="paragraph" style:parent-style-name="Standard">
      <style:text-properties fo:font-weight="bold" officeooo:rsid="0001ca63" officeooo:paragraph-rsid="0001ca63" style:font-weight-asian="bold" style:font-weight-complex="bold"/>
    </style:style>
    <style:style style:name="P9" style:family="paragraph" style:parent-style-name="Standard">
      <style:text-properties fo:font-weight="bold" officeooo:rsid="002dc191" officeooo:paragraph-rsid="002dd51d" style:font-weight-asian="bold" style:font-weight-complex="bold"/>
    </style:style>
    <style:style style:name="P10" style:family="paragraph" style:parent-style-name="Standard">
      <style:text-properties fo:font-weight="bold" officeooo:rsid="002dd51d" officeooo:paragraph-rsid="002fbd82" style:font-weight-asian="bold" style:font-weight-complex="bold"/>
    </style:style>
    <style:style style:name="P11" style:family="paragraph" style:parent-style-name="Standard">
      <style:text-properties fo:font-weight="bold" officeooo:rsid="002fbd82" officeooo:paragraph-rsid="00308612" style:font-weight-asian="bold" style:font-weight-complex="bold"/>
    </style:style>
    <style:style style:name="P12" style:family="paragraph" style:parent-style-name="Standard">
      <style:text-properties fo:font-weight="bold" officeooo:rsid="00326b91" officeooo:paragraph-rsid="00326b91" style:font-weight-asian="bold" style:font-weight-complex="bold"/>
    </style:style>
    <style:style style:name="P13" style:family="paragraph" style:parent-style-name="Standard">
      <style:text-properties fo:font-weight="bold" officeooo:rsid="0032d97c" officeooo:paragraph-rsid="00352a68" style:font-weight-asian="bold" style:font-weight-complex="bold"/>
    </style:style>
    <style:style style:name="P14" style:family="paragraph" style:parent-style-name="Standard">
      <style:text-properties fo:font-weight="bold" officeooo:rsid="00352a68" officeooo:paragraph-rsid="0035ddad" style:font-weight-asian="bold" style:font-weight-complex="bold"/>
    </style:style>
    <style:style style:name="P15" style:family="paragraph" style:parent-style-name="Standard">
      <style:text-properties fo:font-weight="bold" officeooo:rsid="00352a68" officeooo:paragraph-rsid="003896c8" style:font-weight-asian="bold" style:font-weight-complex="bold"/>
    </style:style>
    <style:style style:name="P16" style:family="paragraph" style:parent-style-name="Standard">
      <style:text-properties fo:font-weight="bold" officeooo:rsid="0035ddad" officeooo:paragraph-rsid="0035ddad" style:font-weight-asian="bold" style:font-weight-complex="bold"/>
    </style:style>
    <style:style style:name="P17" style:family="paragraph" style:parent-style-name="Standard">
      <style:text-properties fo:font-weight="bold" officeooo:rsid="00367272" officeooo:paragraph-rsid="003a00c7" style:font-weight-asian="bold" style:font-weight-complex="bold"/>
    </style:style>
    <style:style style:name="P18" style:family="paragraph" style:parent-style-name="Standard">
      <style:text-properties fo:font-weight="bold" officeooo:rsid="003ed7ac" officeooo:paragraph-rsid="00401d8e" style:font-weight-asian="bold" style:font-weight-complex="bold"/>
    </style:style>
    <style:style style:name="P19" style:family="paragraph" style:parent-style-name="Standard">
      <style:text-properties fo:font-weight="normal" officeooo:rsid="0042cf7f" officeooo:paragraph-rsid="0042cf7f" style:font-weight-asian="normal" style:font-weight-complex="normal"/>
    </style:style>
    <style:style style:name="P20" style:family="paragraph" style:parent-style-name="Standard">
      <style:text-properties fo:font-weight="normal" officeooo:rsid="00461d70" officeooo:paragraph-rsid="00461d70" style:font-weight-asian="normal" style:font-weight-complex="normal"/>
    </style:style>
    <style:style style:name="P21" style:family="paragraph" style:parent-style-name="Standard">
      <style:text-properties fo:font-weight="normal" officeooo:rsid="00479386" officeooo:paragraph-rsid="00479386" style:font-weight-asian="normal" style:font-weight-complex="normal"/>
    </style:style>
    <style:style style:name="P22" style:family="paragraph" style:parent-style-name="Standard">
      <style:text-properties fo:font-weight="normal" officeooo:rsid="00484e82" officeooo:paragraph-rsid="00484e82" style:font-weight-asian="normal" style:font-weight-complex="normal"/>
    </style:style>
    <style:style style:name="P23" style:family="paragraph" style:parent-style-name="Standard">
      <style:text-properties fo:font-weight="normal" officeooo:rsid="0049caea" officeooo:paragraph-rsid="0049caea" style:font-weight-asian="normal" style:font-weight-complex="normal"/>
    </style:style>
    <style:style style:name="P24" style:family="paragraph" style:parent-style-name="Standard">
      <style:text-properties fo:font-weight="normal" officeooo:rsid="004c59c0" officeooo:paragraph-rsid="004c59c0" style:font-weight-asian="normal" style:font-weight-complex="normal"/>
    </style:style>
    <style:style style:name="P25" style:family="paragraph" style:parent-style-name="Standard">
      <style:text-properties fo:font-weight="normal" officeooo:rsid="004ec4d0" officeooo:paragraph-rsid="004ec4d0" style:font-weight-asian="normal" style:font-weight-complex="normal"/>
    </style:style>
    <style:style style:name="P26" style:family="paragraph" style:parent-style-name="Standard">
      <style:text-properties fo:font-weight="normal" officeooo:rsid="0051aafc" officeooo:paragraph-rsid="0051aafc" style:font-weight-asian="normal" style:font-weight-complex="normal"/>
    </style:style>
    <style:style style:name="P27" style:family="paragraph" style:parent-style-name="Standard">
      <style:text-properties fo:font-weight="normal" officeooo:rsid="0052daa1" officeooo:paragraph-rsid="0052daa1" style:font-weight-asian="normal" style:font-weight-complex="normal"/>
    </style:style>
    <style:style style:name="T1" style:family="text">
      <style:text-properties officeooo:rsid="002c810b"/>
    </style:style>
    <style:style style:name="T2" style:family="text">
      <style:text-properties officeooo:rsid="002dd51d"/>
    </style:style>
    <style:style style:name="T3" style:family="text">
      <style:text-properties officeooo:rsid="002fbd82"/>
    </style:style>
    <style:style style:name="T4" style:family="text">
      <style:text-properties officeooo:rsid="00308612"/>
    </style:style>
    <style:style style:name="T5" style:family="text">
      <style:text-properties officeooo:rsid="0032d97c"/>
    </style:style>
    <style:style style:name="T6" style:family="text">
      <style:text-properties officeooo:rsid="00352a68"/>
    </style:style>
    <style:style style:name="T7" style:family="text">
      <style:text-properties officeooo:rsid="00363f1a"/>
    </style:style>
    <style:style style:name="T8" style:family="text">
      <style:text-properties officeooo:rsid="003a00c7"/>
    </style:style>
    <style:style style:name="T9" style:family="text">
      <style:text-properties officeooo:rsid="00559f2d"/>
    </style:style>
    <style:style style:name="T10" style:family="text">
      <style:text-properties officeooo:rsid="0057f4e9"/>
    </style:style>
    <style:style style:name="T11" style:family="text">
      <style:text-properties officeooo:rsid="00594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nux <text:span text:style-name="T9">System Administrator - </text:span><text:span text:style-name="T11">703</text:span></text:p>
      <text:p text:style-name="P4"/>
      <text:p text:style-name="P6">Laboratório <text:span text:style-name="T9">03</text:span></text:p>
      <text:p text:style-name="P4"/>
      <text:p text:style-name="P5">1) <text:span text:style-name="T1">Abra o arquivo poesia2.txt que está no diretório /root <text:s/>com o editor de textos vim. Após isso, substitua todas as ocorrências da palavra misterio por segredo.</text:span></text:p>
      <text:p text:style-name="P5"/>
      <text:p text:style-name="P19">:%s/misterio/segredo/g</text:p>
      <text:p text:style-name="P5"/>
      <text:p text:style-name="P9">2) <text:span text:style-name="T2">Copiar o trecho entre a linha 1 e 3 do arquivo poesia2.txt.</text:span></text:p>
      <text:p text:style-name="P9"><text:tab/></text:p>
      <text:p text:style-name="P20">:1,3y</text:p>
      <text:p text:style-name="P9"/>
      <text:p text:style-name="P10">3) <text:span text:style-name="T3">Ativar a numeração de linhas do vim com o arquivo poesia2.txt aberto.</text:span></text:p>
      <text:p text:style-name="P10"/>
      <text:p text:style-name="P21">:set nu</text:p>
      <text:p text:style-name="P10"/>
      <text:p text:style-name="P11">4) <text:span text:style-name="T4">Ativar o modo sintax no vim </text:span><text:s/>com o arquivo poesia2.txt aberto.</text:p>
      <text:p text:style-name="P11"/>
      <text:p text:style-name="P22">:syntax on</text:p>
      <text:p text:style-name="P11"/>
      <text:p text:style-name="P12">5) Pesquisar a palavra “sol” no <text:span text:style-name="T5">vim com o arquivo poesia2.txt aberto.</text:span></text:p>
      <text:p text:style-name="P12"/>
      <text:p text:style-name="P23">/sol</text:p>
      <text:p text:style-name="P12"/>
      <text:p text:style-name="P13">6) <text:span text:style-name="T6">Destacar palavras pesquisadas no VIM </text:span>com o arquivo poesia2.txt aberto.</text:p>
      <text:p text:style-name="P13"/>
      <text:p text:style-name="P24">:set hlsearch</text:p>
      <text:p text:style-name="P13"/>
      <text:p text:style-name="P15">7) <text:span text:style-name="T7">Com o arquivo poesia2.txt aberto no vim , salve o arquivo sem sair do VIM.</text:span></text:p>
      <text:p text:style-name="P14"/>
      <text:p text:style-name="P25">:w</text:p>
      <text:p text:style-name="P14"/>
      <text:p text:style-name="P16">8) <text:span text:style-name="T7">Com o arquivo poesia2.txt aberto no vim salve forçadamente este arquivo com o mesmo nome só que no diretório /tmp.</text:span></text:p>
      <text:p text:style-name="P16"/>
      <text:p text:style-name="P26">:w! /tmp/poesia2.txt</text:p>
      <text:p text:style-name="P16"/>
      <text:p text:style-name="P17">9) <text:span text:style-name="T8">Execute o comando ls no VIM <text:s/>com o arquivo poesia2.txt aberto.</text:span></text:p>
      <text:p text:style-name="P17"/>
      <text:p text:style-name="P27">:!ls</text:p>
      <text:p text:style-name="P17"/>
      <text:p text:style-name="P18">10) <text:span text:style-name="T7">Com o arquivo poesia2.txt aberto, s</text:span>air sem gravar do editor VIM.</text:p>
      <text:p text:style-name="P3">:q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4T21:33:28.118676747</meta:creation-date>
    <dc:date>2021-04-11T18:55:29.721677274</dc:date>
    <meta:editing-duration>PT43M54S</meta:editing-duration>
    <meta:editing-cycles>86</meta:editing-cycles>
    <meta:generator>LibreOffice/7.1.1.2$Linux_X86_64 LibreOffice_project/10$Build-2</meta:generator>
    <meta:document-statistic meta:table-count="0" meta:image-count="0" meta:object-count="0" meta:page-count="1" meta:paragraph-count="23" meta:word-count="170" meta:character-count="965" meta:non-whitespace-character-count="813"/>
  </office:meta>
</office:document-meta>
</file>